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ource Sans Pro" svg:font-family="&quot;Source Sans Pro&quot;"/>
    <style:font-face style:name="Roboto Condensed" svg:font-family="&quot;Roboto Condense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767674" fo:border-bottom="2pt solid #767674" fo:border-left="none" fo:border-right="2pt solid #767674" style:vertical-align="middle" fo:wrap-option="wrap" fo:background-color="#FAFAFA" style:repeat-content="false"/>
      <style:paragraph-properties fo:text-align="center"/>
      <style:text-properties fo:color="#3A6D69" style:font-name="Source Sans Pro" style:font-name-asian="Source Sans Pro" style:font-name-complex="Source Sans Pro"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767674" style:vertical-align="middle" fo:wrap-option="wrap" fo:background-color="#FAFAFA" style:repeat-content="false"/>
      <style:paragraph-properties fo:text-align="center"/>
      <style:text-properties fo:color="#3A6D69" style:font-name="Source Sans Pro" style:font-name-asian="Source Sans Pro" style:font-name-complex="Source Sans Pro"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767674" fo:border-bottom="2pt solid #767674" fo:border-left="2pt solid #767674" fo:border-right="none" style:vertical-align="middle" fo:wrap-option="wrap" fo:background-color="#FAFAFA" style:repeat-content="false"/>
      <style:paragraph-properties fo:text-align="center"/>
      <style:text-properties fo:color="#3A6D69" style:font-name="Source Sans Pro" style:font-name-asian="Source Sans Pro" style:font-name-complex="Source Sans Pro"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767674" fo:border-bottom="2pt solid #767674" fo:border-left="none" fo:border-right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3pt" style:font-size-asian="13pt" style:font-size-complex="13pt"/>
    </style:style>
    <style:style style:name="ce6" style:family="table-cell" style:parent-style-name="Default" style:data-style-name="N0">
      <style:table-cell-properties fo:border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3pt" style:font-size-asian="13pt" style:font-size-complex="13pt"/>
    </style:style>
    <style:style style:name="ce7" style:family="table-cell" style:parent-style-name="Default" style:data-style-name="N0">
      <style:table-cell-properties fo:border-top="2pt solid #767674" fo:border-bottom="2pt solid #767674" fo:border-left="2pt solid #767674" fo:border-right="none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3pt" style:font-size-asian="13pt" style:font-size-complex="13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2pt solid #767674" fo:border-bottom="2pt solid #767674" fo:border-left="none" fo:border-right="2pt solid #767674" style:vertical-align="top" fo:wrap-option="wrap" fo:background-color="#FFFFFF"/>
      <style:text-properties fo:color="#4D4D4D" style:font-name="Roboto Condensed" style:font-name-asian="Roboto Condensed" style:font-name-complex="Roboto Condensed" fo:font-size="13pt" style:font-size-asian="13pt" style:font-size-complex="13pt"/>
    </style:style>
    <style:style style:name="ce9" style:family="table-cell" style:parent-style-name="Default" style:data-style-name="N0">
      <style:table-cell-properties fo:border="2pt solid #767674" style:vertical-align="top" fo:wrap-option="wrap" fo:background-color="#FFFFFF"/>
      <style:text-properties fo:color="#4D4D4D" style:font-name="Roboto Condensed" style:font-name-asian="Roboto Condensed" style:font-name-complex="Roboto Condensed" fo:font-size="13pt" style:font-size-asian="13pt" style:font-size-complex="13pt"/>
    </style:style>
    <style:style style:name="ce10" style:family="table-cell" style:parent-style-name="Default" style:data-style-name="N0">
      <style:table-cell-properties fo:border-top="2pt solid #767674" fo:border-bottom="2pt solid #767674" fo:border-left="2pt solid #767674" fo:border-right="none" style:vertical-align="top" fo:wrap-option="wrap" fo:background-color="#FFFFFF"/>
      <style:text-properties fo:color="#4D4D4D" style:font-name="Roboto Condensed" style:font-name-asian="Roboto Condensed" style:font-name-complex="Roboto Condensed" fo:font-size="13pt" style:font-size-asian="13pt" style:font-size-complex="13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2pt solid #767674" fo:border-bottom="none" fo:border-left="2pt solid #767674" fo:border-right="none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3pt" style:font-size-asian="13pt" style:font-size-complex="13pt" fo:font-style="italic" style:font-style-asian="italic" style:font-style-complex="italic"/>
    </style:style>
    <style:style style:name="ce12" style:family="table-cell" style:parent-style-name="Default" style:data-style-name="N0">
      <style:table-cell-properties fo:border-top="none" fo:border-bottom="2pt solid #767674" fo:border-left="2pt solid #767674" fo:border-right="none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3pt" style:font-size-asian="13pt" style:font-size-complex="13pt"/>
    </style:style>
    <style:style style:name="ce13" style:family="table-cell" style:parent-style-name="Default" style:data-style-name="N0">
      <style:table-cell-properties fo:border-top="2pt solid #767674" fo:border-bottom="2pt solid #767674" fo:border-left="none" fo:border-right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3pt" style:font-size-asian="13pt" style:font-size-complex="13pt"/>
    </style:style>
    <style:style style:name="ce14" style:family="table-cell" style:parent-style-name="Default" style:data-style-name="N0">
      <style:table-cell-properties fo:border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3pt" style:font-size-asian="13pt" style:font-size-complex="13pt"/>
    </style:style>
    <style:style style:name="ce15" style:family="table-cell" style:parent-style-name="Default" style:data-style-name="N0">
      <style:table-cell-properties fo:border-top="2pt solid #767674" fo:border-bottom="2pt solid #767674" fo:border-left="2pt solid #767674" fo:border-right="none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3pt" style:font-size-asian="13pt" style:font-size-complex="13pt" fo:font-style="italic" style:font-style-asian="italic" style:font-style-complex="italic"/>
    </style:style>
    <style:style style:name="T1" style:family="text" style:parent-style-name="Default">
      <style:text-properties fo:color="#4D4D4D" style:text-line-through-style="none" style:font-name="Roboto Condensed" style:font-name-asian="Roboto Condensed" style:font-name-complex="Roboto Condensed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38.75pt" style:use-optimal-row-height="true" fo:break-before="auto"/>
    </style:style>
    <style:style style:name="ro2" style:family="table-row">
      <style:table-row-properties style:row-height="264.75pt" style:use-optimal-row-height="true" fo:break-before="auto"/>
    </style:style>
    <style:style style:name="ro3" style:family="table-row">
      <style:table-row-properties style:row-height="347.25pt" style:use-optimal-row-height="true" fo:break-before="auto"/>
    </style:style>
    <style:style style:name="ro4" style:family="table-row">
      <style:table-row-properties style:row-height="314.25pt" style:use-optimal-row-height="true" fo:break-before="auto"/>
    </style:style>
    <style:style style:name="ro5" style:family="table-row">
      <style:table-row-properties style:row-height="281.25pt" style:use-optimal-row-height="true" fo:break-before="auto"/>
    </style:style>
    <style:style style:name="ro6" style:family="table-row">
      <style:table-row-properties style:row-height="396.7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09.6pt" style:use-optimal-row-height="true" fo:break-before="auto"/>
    </style:style>
    <style:style style:name="ro9" style:family="table-row">
      <style:table-row-properties style:row-height="83.25pt" style:use-optimal-row-height="true" fo:break-before="auto"/>
    </style:style>
    <style:style style:name="ro10" style:family="table-row">
      <style:table-row-properties style:row-height="66.75pt" style:use-optimal-row-height="true" fo:break-before="auto"/>
    </style:style>
    <style:style style:name="ro11" style:family="table-row">
      <style:table-row-properties style:row-height="409.6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og Vaccine</text:p>
          </table:table-cell>
          <table:table-cell office:value-type="string" table:style-name="ce3">
            <text:p>Initial Puppy Vaccination (at or under 16 weeks)</text:p>
          </table:table-cell>
          <table:table-cell office:value-type="string" table:style-name="ce3">
            <text:p>Initial Adult Dog Vaccination (over 16 weeks)</text:p>
          </table:table-cell>
          <table:table-cell office:value-type="string" table:style-name="ce3">
            <text:p>Booster Recommendation</text:p>
          </table:table-cell>
          <table:table-cell office:value-type="string" table:style-name="ce4">
            <text:p>Comments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Rabies 1-year</text:p>
          </table:table-cell>
          <table:table-cell office:value-type="string" table:style-name="ce6">
            <text:p>Can be administered in one dose, as early as 3 months of age. States regulate the age at which it is first administered.</text:p>
          </table:table-cell>
          <table:table-cell office:value-type="string" table:style-name="ce6">
            <text:p>Single dose</text:p>
          </table:table-cell>
          <table:table-cell office:value-type="string" table:style-name="ce6">
            <text:p>Annual boosters are required.</text:p>
          </table:table-cell>
          <table:table-cell office:value-type="string" table:style-name="ce7">
            <text:p>Core dog vaccine. <text:span text:style-name="T1">Rabies is 100% fatal to dogs, with no treatment available. Prevention is key.</text:span>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Rabies 3-year</text:p>
          </table:table-cell>
          <table:table-cell office:value-type="string" table:style-name="ce6">
            <text:p>Can be administered as one dose, as early as 3 months of age. States regulate the age at which it is first administered.</text:p>
          </table:table-cell>
          <table:table-cell office:value-type="string" table:style-name="ce6">
            <text:p>Single dose</text:p>
          </table:table-cell>
          <table:table-cell office:value-type="string" table:style-name="ce6">
            <text:p>A second vaccination is recommended after 1 year, then boosters every 3 years.</text:p>
          </table:table-cell>
          <table:table-cell office:value-type="string" table:style-name="ce7">
            <text:p>Core dog vaccine.</text:p>
          </table:table-cell>
          <table:table-cell table:number-columns-repeated="16379"/>
        </table:table-row>
        <table:table-row table:style-name="ro3">
          <table:table-cell office:value-type="string" table:style-name="ce5">
            <text:p>Distemper</text:p>
          </table:table-cell>
          <table:table-cell office:value-type="string" table:style-name="ce6">
            <text:p>At least 3 doses, given between 6 and 16 weeks of age</text:p>
          </table:table-cell>
          <table:table-cell office:value-type="string" table:style-name="ce6">
            <text:p>2 doses, given 3-4 weeks apart</text:p>
          </table:table-cell>
          <table:table-cell office:value-type="string" table:style-name="ce6">
            <text:p>Puppies need a booster 1 year after completing their initial series, then all dogs need a booster every 3 years or more often.</text:p>
          </table:table-cell>
          <table:table-cell office:value-type="string" table:style-name="ce7">
            <text:p>Core dog vaccine.<text:span text:style-name="T1"> Caused by an airborne virus, distemper is a severe disease that, among other problems, may cause permanent brain damage.</text:span></text:p>
          </table:table-cell>
          <table:table-cell table:number-columns-repeated="16379"/>
        </table:table-row>
        <table:table-row table:style-name="ro3">
          <table:table-cell office:value-type="string" table:style-name="ce5">
            <text:p>Parvovirus</text:p>
          </table:table-cell>
          <table:table-cell office:value-type="string" table:style-name="ce6">
            <text:p>At least 3 doses, given between 6 and 16 weeks of age</text:p>
          </table:table-cell>
          <table:table-cell office:value-type="string" table:style-name="ce6">
            <text:p>2 doses, 3-4 weeks apart</text:p>
          </table:table-cell>
          <table:table-cell office:value-type="string" table:style-name="ce6">
            <text:p>Puppies need a booster 1 year after completing the initial series, then all dogs need a booster every 3 years or more often.</text:p>
          </table:table-cell>
          <table:table-cell office:value-type="string" table:style-name="ce7">
            <text:p>Core dog vaccine.<text:span text:style-name="T1"> Canine "parvo" is contagious, and can cause severe vomiting and bloody diarrhea. Parvo is usually fatal if untreated.</text:span></text:p>
          </table:table-cell>
          <table:table-cell table:number-columns-repeated="16379"/>
        </table:table-row>
        <table:table-row table:style-name="ro4">
          <table:table-cell office:value-type="string" table:style-name="ce5">
            <text:p>Adenovirus,  type 1 (CAV-1, canine hepatitis)</text:p>
          </table:table-cell>
          <table:table-cell office:value-type="string" table:style-name="ce6">
            <text:p>Depends on vaccine. For instance, the intranasal one just has to be boostered once a year</text:p>
          </table:table-cell>
          <table:table-cell office:value-type="string" table:style-name="ce6">
            <text:p>depnds on vaccine</text:p>
          </table:table-cell>
          <table:table-cell office:value-type="string" table:style-name="ce6">
            <text:p>Puppies need a booster 1 year after completing the initial series, then all dogs need a booster every 3 years or more often.</text:p>
          </table:table-cell>
          <table:table-cell office:value-type="string" table:style-name="ce7">
            <text:p>Core dog vaccine.<text:span text:style-name="T1"> Spread via infected saliva, urine and feces; canine hepatitis can lead to severe liver damage, and death.</text:span>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Adenovirus, type 2 (CAV-2, kennel cough)</text:p>
          </table:table-cell>
          <table:table-cell office:value-type="string" table:style-name="ce9">
            <text:p>At least 3 doses, between 6 and 16 weeks of age</text:p>
          </table:table-cell>
          <table:table-cell office:value-type="string" table:style-name="ce9">
            <text:p> 2 doses, 3-4 weeks apart</text:p>
          </table:table-cell>
          <table:table-cell office:value-type="string" table:style-name="ce9">
            <text:p>Puppies need a booster 1 year after completing the initial series, then all dogs need a booster every 3 years or more often.</text:p>
          </table:table-cell>
          <table:table-cell office:value-type="string" table:style-name="ce10">
            <text:p>Core dog vaccine.<text:span text:style-name="T1"> Spread via coughs and sneezes.</text:span></text:p>
          </table:table-cell>
          <table:table-cell table:number-columns-repeated="16379"/>
        </table:table-row>
        <table:table-row table:style-name="ro6">
          <table:table-cell office:value-type="string" table:style-name="ce5">
            <text:p>Parainfluenza</text:p>
          </table:table-cell>
          <table:table-cell office:value-type="string" table:style-name="ce6">
            <text:p>Administered at 6-8 weeks of age, then every 3-4 weeks until 12-14 weeks old</text:p>
          </table:table-cell>
          <table:table-cell office:value-type="string" table:style-name="ce6">
            <text:p>1 dose</text:p>
          </table:table-cell>
          <table:table-cell office:value-type="string" table:style-name="ce6">
            <text:p>A booster may be necessary after 1 year, depending on manufacturer recommendations; revaccination every 3 years is considered protective.</text:p>
          </table:table-cell>
          <table:table-cell office:value-type="string" table:style-name="ce7">
            <text:p>Non-core dog vaccine.<text:span text:style-name="T1"> Parainfluenza infection (not the same as canine influenza) results in cough, fever. It may be associated with Bordetella infection.</text:span></text:p>
          </table:table-cell>
          <table:table-cell table:number-columns-repeated="16379"/>
        </table:table-row>
        <table:table-row table:style-name="ro7">
          <table:table-cell office:value-type="string" table:number-columns-spanned="1" table:number-rows-spanned="2" table:style-name="ce13">
            <text:p>Bordetella bronchiseptica (kennel cough)</text:p>
          </table:table-cell>
          <table:table-cell office:value-type="string" table:number-columns-spanned="1" table:number-rows-spanned="2" table:style-name="ce14">
            <text:p>Depends on the vaccine type; one dose is usually needed for protection</text:p>
          </table:table-cell>
          <table:table-cell office:value-type="string" table:number-columns-spanned="1" table:number-rows-spanned="2" table:style-name="ce14">
            <text:p>1 dose of the intranasal or oral product, or 2 doses of the injected product</text:p>
          </table:table-cell>
          <table:table-cell office:value-type="string" table:number-columns-spanned="1" table:number-rows-spanned="2" table:style-name="ce14">
            <text:p>Annual or 6-month boosters may be recommended for dogs in high-risk environments.</text:p>
          </table:table-cell>
          <table:table-cell office:value-type="string" table:number-columns-spanned="1" table:number-rows-spanned="2" table:style-name="ce15">
            <text:p>Non-core dog vaccine.<text:span text:style-name="T1"> Not usually a serious condition, although it can be dangerous in young puppies. It is usually seen after activities like boarding or showing.</text:span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office:value-type="string" table:style-name="ce5">
            <text:p>Lyme disease</text:p>
          </table:table-cell>
          <table:table-cell office:value-type="string" table:style-name="ce6">
            <text:p>1 dose, administered as early as 9 weeks, with a second dose 2-4 weeks later</text:p>
          </table:table-cell>
          <table:table-cell office:value-type="string" table:style-name="ce6">
            <text:p>2 doses, 2-4 weeks apart</text:p>
          </table:table-cell>
          <table:table-cell office:value-type="string" table:style-name="ce6">
            <text:p>May be needed annually, prior to the start of tick season</text:p>
          </table:table-cell>
          <table:table-cell office:value-type="string" table:style-name="ce7">
            <text:p>Non-core dog vaccine.<text:span text:style-name="T1"> Generally recommended only for dogs with a high risk for exposure to Lyme disease-carrying ticks.</text:span></text:p>
          </table:table-cell>
          <table:table-cell table:number-columns-repeated="16379"/>
        </table:table-row>
        <table:table-row table:style-name="ro8">
          <table:table-cell office:value-type="string" table:style-name="ce5">
            <text:p>Leptospirosis</text:p>
          </table:table-cell>
          <table:table-cell office:value-type="string" table:style-name="ce6">
            <text:p>First dose as early as 8 weeks, with a second dose 2-4 weeks later</text:p>
          </table:table-cell>
          <table:table-cell office:value-type="string" table:style-name="ce6">
            <text:p>2 doses, 2-4 weeks apart</text:p>
          </table:table-cell>
          <table:table-cell office:value-type="string" table:style-name="ce6">
            <text:p>At least once yearly for dogs in high-risk areas</text:p>
          </table:table-cell>
          <table:table-cell office:value-type="string" table:style-name="ce7">
            <text:p>Non-core dog vaccine.<text:span text:style-name="T1"> Vaccination is generally restricted to established risk areas. Exposure to rodents and standing water can lead to a leptospirosis infection.</text:span></text:p>
          </table:table-cell>
          <table:table-cell table:number-columns-repeated="16379"/>
        </table:table-row>
        <table:table-row table:style-name="ro9">
          <table:table-cell office:value-type="string" table:number-columns-spanned="1" table:number-rows-spanned="2" table:style-name="ce13">
            <text:p>Canine influenza</text:p>
          </table:table-cell>
          <table:table-cell office:value-type="string" table:number-columns-spanned="1" table:number-rows-spanned="2" table:style-name="ce14">
            <text:p>First dose as early as 6-8 weeks; second dose 2-4 weeks later</text:p>
          </table:table-cell>
          <table:table-cell office:value-type="string" table:number-columns-spanned="1" table:number-rows-spanned="2" table:style-name="ce14">
            <text:p>2 doses, 2-4 weeks apart</text:p>
          </table:table-cell>
          <table:table-cell office:value-type="string" table:number-columns-spanned="1" table:number-rows-spanned="2" table:style-name="ce14">
            <text:p>Yearly</text:p>
          </table:table-cell>
          <table:table-cell office:value-type="string" table:style-name="ce11">
            <text:p>Non-core dog vaccine.</text:p>
          </table:table-cell>
          <table:table-cell table:number-columns-repeated="16379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style-name="ce12">
            <text:p>Similar to bordetella.</text:p>
          </table:table-cell>
          <table:table-cell table:number-columns-repeated="16379"/>
        </table:table-row>
        <table:table-row table:style-name="ro11">
          <table:table-cell table:number-columns-repeated="16384" table:style-name="ce1"/>
        </table:table-row>
        <table:table-row table:number-rows-repeated="104856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ource Sans Pro" svg:font-family="&quot;Source Sans Pro&quot;"/>
    <style:font-face style:name="Roboto Condensed" svg:font-family="&quot;Roboto Condensed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ASUS</dc:creator>
    <meta:creation-date>2006-09-16T00:00:00Z</meta:creation-date>
    <dc:date>2021-05-09T23:43:04Z</dc:date>
  </office:meta>
</office:document-meta>
</file>